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76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4.27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.31mm"/>
    </style:style>
    <style:style style:name="co8" style:family="table-column">
      <style:table-column-properties fo:break-before="auto" style:column-width="3.02mm"/>
    </style:style>
    <style:style style:name="co9" style:family="table-column">
      <style:table-column-properties fo:break-before="auto" style:column-width="2.84mm"/>
    </style:style>
    <style:style style:name="co10" style:family="table-column">
      <style:table-column-properties fo:break-before="auto" style:column-width="3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4">
      <style:table-cell-properties fo:background-color="#5eb91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10d0c" style:text-align-source="fix" style:repeat-content="false" fo:border="0.06pt solid #000000"/>
      <style:paragraph-properties fo:text-align="center" fo:margin-left="0mm"/>
      <style:text-properties fo:color="#e6e905" fo:font-weight="bold" style:font-weight-asian="bold" style:font-weight-complex="bold"/>
    </style:style>
    <style:style style:name="ce8" style:family="table-cell" style:parent-style-name="Default">
      <style:table-cell-properties fo:background-color="#f10d0c" style:text-align-source="fix" style:repeat-content="false" fo:border="0.06pt solid #000000"/>
      <style:paragraph-properties fo:text-align="center" fo:margin-left="0mm"/>
      <style:text-properties fo:color="#e6e905"/>
    </style:style>
    <style:style style:name="ce9" style:family="table-cell" style:parent-style-name="Default" style:data-style-name="N4">
      <style:table-cell-properties fo:background-color="#f10d0c" style:text-align-source="fix" style:repeat-content="false" fo:border="0.06pt solid #000000"/>
      <style:paragraph-properties fo:text-align="center" fo:margin-left="0mm"/>
      <style:text-properties fo:color="#e6e905"/>
    </style:style>
    <style:style style:name="ce10" style:family="table-cell" style:parent-style-name="Default">
      <style:table-cell-properties fo:background-color="#f10d0c" fo:border="0.06pt solid #000000"/>
      <style:text-properties fo:color="#e6e905"/>
    </style:style>
    <style:style style:name="ce11" style:family="table-cell" style:parent-style-name="Default" style:data-style-name="N4">
      <style:table-cell-properties fo:background-color="#f10d0c" fo:border="0.06pt solid #000000"/>
      <style:text-properties fo:color="#e6e905"/>
    </style:style>
    <style:style style:name="ce12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mm"/>
      <style:text-properties fo:color="#e6e905"/>
    </style:style>
    <style:style style:name="ce13" style:family="table-cell" style:parent-style-name="Default" style:data-style-name="N4">
      <style:table-cell-properties fo:background-color="#5983b0" style:text-align-source="fix" style:repeat-content="false" fo:border="0.06pt solid #000000"/>
      <style:paragraph-properties fo:text-align="center" fo:margin-left="0mm"/>
      <style:text-properties fo:color="#e6e905"/>
    </style:style>
  </office:automatic-styles>
  <office:body>
    <office:spreadsheet>
      <table:calculation-settings table:automatic-find-labels="false" table:use-regular-expressions="false" table:use-wildcards="true"/>
      <table:table table:name="KIT-CHURRASCO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6"/>
        <table:table-column table:style-name="co2" table:default-cell-style-name="ce8"/>
        <table:table-column table:style-name="co2" table:default-cell-style-name="ce10"/>
        <table:table-column table:style-name="co4" table:default-cell-style-name="Default"/>
        <table:table-column table:style-name="co2" table:default-cell-style-name="ce13"/>
        <table:table-row table:style-name="ro1"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KIT-CHURRASCOS</text:p>
          </table:table-cell>
          <table:covered-table-cell table:style-name="Default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VALOR</text:p>
          </table:table-cell>
          <table:table-cell table:style-name="ce5"/>
          <table:table-cell table:style-name="ce7" office:value-type="string" calcext:value-type="string">
            <text:p>Nº</text:p>
          </table:table-cell>
          <table:table-cell table:style-name="ce7" office:value-type="string" calcext:value-type="string">
            <text:p>VALOR</text:p>
          </table:table-cell>
          <table:table-cell table:style-name="ce6"/>
          <table:table-cell table:style-name="ce12" office:value-type="string" calcext:value-type="string">
            <text:p>.=/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C5]-[.F5]" office:value-type="float" office:value="20" calcext:value-type="float">
            <text:p>20,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C6]-[.F6]" office:value-type="float" office:value="20" calcext:value-type="float">
            <text:p>20,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C7]-[.F7]" office:value-type="float" office:value="20" calcext:value-type="float">
            <text:p>20,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8]-[.F8]" office:value-type="float" office:value="20" calcext:value-type="float">
            <text:p>20,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C9]-[.F9]" office:value-type="float" office:value="25" calcext:value-type="float">
            <text:p>25,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10]-[.F10]" office:value-type="float" office:value="20" calcext:value-type="float">
            <text:p>20,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C11]-[.F11]" office:value-type="float" office:value="20" calcext:value-type="float">
            <text:p>20,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C12]-[.F12]" office:value-type="float" office:value="20" calcext:value-type="float">
            <text:p>20,00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4" table:formula="of:=SUM([.C5:.C12])" office:value-type="float" office:value="2130" calcext:value-type="float">
            <text:p>2.130,00</text:p>
          </table:table-cell>
          <table:table-cell table:style-name="Default"/>
          <table:table-cell table:style-name="ce9" office:value-type="string" calcext:value-type="string">
            <text:p>TOTAL</text:p>
          </table:table-cell>
          <table:table-cell table:style-name="ce11" table:formula="of:=SUM([.F5:.F12])" office:value-type="float" office:value="1965" calcext:value-type="float">
            <text:p>1.965,00</text:p>
          </table:table-cell>
          <table:table-cell/>
          <table:table-cell table:formula="of:=SUM([.H5:.H12])" office:value-type="float" office:value="165" calcext:value-type="float">
            <text:p>165,00</text:p>
          </table:table-cell>
        </table:table-row>
      </table:table>
      <table:table table:name="CESTAS-COM-COMBO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5" table:default-cell-style-name="Default"/>
        <table:table-column table:style-name="co2" table:default-cell-style-name="ce8"/>
        <table:table-column table:style-name="co2" table:default-cell-style-name="ce10"/>
        <table:table-column table:style-name="co6" table:default-cell-style-name="Default"/>
        <table:table-column table:style-name="co2" table:default-cell-style-name="ce13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ESTAS-COM-COMBO</text:p>
          </table:table-cell>
          <table:covered-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VALOR</text:p>
          </table:table-cell>
          <table:table-cell table:style-name="ce5"/>
          <table:table-cell table:style-name="ce7" office:value-type="string" calcext:value-type="string">
            <text:p>Nº</text:p>
          </table:table-cell>
          <table:table-cell table:style-name="ce7" office:value-type="string" calcext:value-type="string">
            <text:p>VALOR</text:p>
          </table:table-cell>
          <table:table-cell table:style-name="ce6"/>
          <table:table-cell table:style-name="ce12" office:value-type="string" calcext:value-type="string">
            <text:p>.=/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C5]-[.F5]" office:value-type="float" office:value="70" calcext:value-type="float">
            <text:p>70,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C6]-[.F6]" office:value-type="float" office:value="70" calcext:value-type="float">
            <text:p>70,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C7]-[.F7]" office:value-type="float" office:value="70" calcext:value-type="float">
            <text:p>70,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5" calcext:value-type="float">
            <text:p>545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[.C8]-[.F8]" office:value-type="float" office:value="71" calcext:value-type="float">
            <text:p>71,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7" calcext:value-type="float">
            <text:p>617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C9]-[.F9]" office:value-type="float" office:value="70" calcext:value-type="float">
            <text:p>7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4" table:formula="of:=SUM([.C5:.C9])" office:value-type="float" office:value="2397" calcext:value-type="float">
            <text:p>2.397,00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11" table:formula="of:=SUM([.F5:.F9])" office:value-type="float" office:value="2046" calcext:value-type="float">
            <text:p>2.046,00</text:p>
          </table:table-cell>
          <table:table-cell/>
          <table:table-cell table:formula="of:=SUM([.H5:.H9])" office:value-type="float" office:value="351" calcext:value-type="float">
            <text:p>351,00</text:p>
          </table:table-cell>
        </table:table-row>
      </table:table>
      <table:table table:name="CESTAS-SEM-COMBO" table:style-name="ta1">
        <table:table-column table:style-name="co7" table:default-cell-style-name="Default"/>
        <table:table-column table:style-name="co2" table:number-columns-repeated="2" table:default-cell-style-name="ce3"/>
        <table:table-column table:style-name="co8" table:default-cell-style-name="ce6"/>
        <table:table-column table:style-name="co2" table:default-cell-style-name="ce8"/>
        <table:table-column table:style-name="co2" table:default-cell-style-name="ce10"/>
        <table:table-column table:style-name="co9" table:default-cell-style-name="Default"/>
        <table:table-column table:style-name="co2" table:default-cell-style-name="ce13"/>
        <table:table-row table:style-name="ro1"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VALOR</text:p>
          </table:table-cell>
          <table:table-cell table:style-name="ce5"/>
          <table:table-cell table:style-name="ce7" office:value-type="string" calcext:value-type="string">
            <text:p>Nº</text:p>
          </table:table-cell>
          <table:table-cell table:style-name="ce7" office:value-type="string" calcext:value-type="string">
            <text:p>VALOR</text:p>
          </table:table-cell>
          <table:table-cell table:style-name="ce6"/>
          <table:table-cell table:style-name="ce12" office:value-type="string" calcext:value-type="string">
            <text:p>.=/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3]-[.F3]" office:value-type="float" office:value="70" calcext:value-type="float">
            <text:p>70,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C4]-[.F4]" office:value-type="float" office:value="70" calcext:value-type="float">
            <text:p>70,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C5]-[.F5]" office:value-type="float" office:value="70" calcext:value-type="float">
            <text:p>70,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C6]-[.F6]" office:value-type="float" office:value="70" calcext:value-type="float">
            <text:p>70,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C7]-[.F7]" office:value-type="float" office:value="70" calcext:value-type="float">
            <text:p>70,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C8]-[.F8]" office:value-type="float" office:value="70" calcext:value-type="float">
            <text:p>70,00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4" table:formula="of:=SUM([.C3:.C8])" office:value-type="float" office:value="2370" calcext:value-type="float">
            <text:p>2.370,00</text:p>
          </table:table-cell>
          <table:table-cell table:style-name="Default"/>
          <table:table-cell table:style-name="ce9" office:value-type="string" calcext:value-type="string">
            <text:p>TOTAL</text:p>
          </table:table-cell>
          <table:table-cell table:style-name="ce11" table:formula="of:=SUM([.F3:.F8])" office:value-type="float" office:value="1950" calcext:value-type="float">
            <text:p>1.950,00</text:p>
          </table:table-cell>
          <table:table-cell/>
          <table:table-cell table:formula="of:=SUM([.H3:.H8])" office:value-type="float" office:value="420" calcext:value-type="float">
            <text:p>420,00</text:p>
          </table:table-cell>
        </table:table-row>
      </table:table>
      <table:table table:name="KIT-CARNE" table:style-name="ta1">
        <table:table-column table:style-name="co9" table:default-cell-style-name="Default"/>
        <table:table-column table:style-name="co2" table:number-columns-repeated="2" table:default-cell-style-name="ce3"/>
        <table:table-column table:style-name="co10" table:default-cell-style-name="ce6"/>
        <table:table-column table:style-name="co2" table:default-cell-style-name="ce8"/>
        <table:table-column table:style-name="co2" table:default-cell-style-name="ce10"/>
        <table:table-column table:style-name="co9" table:default-cell-style-name="Default"/>
        <table:table-column table:style-name="co2" table:default-cell-style-name="ce13"/>
        <table:table-row table:style-name="ro1"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VALOR</text:p>
          </table:table-cell>
          <table:table-cell table:style-name="ce5"/>
          <table:table-cell table:style-name="ce7" office:value-type="string" calcext:value-type="string">
            <text:p>Nº</text:p>
          </table:table-cell>
          <table:table-cell table:style-name="ce7" office:value-type="string" calcext:value-type="string">
            <text:p>VALOR</text:p>
          </table:table-cell>
          <table:table-cell table:style-name="ce6"/>
          <table:table-cell table:style-name="ce12" office:value-type="string" calcext:value-type="string">
            <text:p>.=/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C3]-[.F3]" office:value-type="float" office:value="35" calcext:value-type="float">
            <text:p>35,00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-[.F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-[.F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-[.F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-[.F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-[.F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-[.F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TOTAL</text:p>
          </table:table-cell>
          <table:table-cell table:style-name="ce4" table:formula="of:=SUM([.C3:.C10])" office:value-type="float" office:value="160" calcext:value-type="float">
            <text:p>160,00</text:p>
          </table:table-cell>
          <table:table-cell table:style-name="Default"/>
          <table:table-cell table:style-name="ce9" office:value-type="string" calcext:value-type="string">
            <text:p>TOTAL</text:p>
          </table:table-cell>
          <table:table-cell table:style-name="ce11" table:formula="of:=SUM([.F3:.F10])" office:value-type="float" office:value="125" calcext:value-type="float">
            <text:p>125,00</text:p>
          </table:table-cell>
          <table:table-cell/>
          <table:table-cell table:formula="of:=SUM([.H3:.H10])" office:value-type="float" office:value="35" calcext:value-type="float">
            <text:p>3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2:13:21.55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30T11:07:27.621000000</meta:creation-date>
    <dc:date>2024-11-30T12:24:46.862000000</dc:date>
    <meta:editing-duration>PT28M36S</meta:editing-duration>
    <meta:editing-cycles>4</meta:editing-cycles>
    <meta:generator>Neat_Office/6.2.8.2$Windows_x86 LibreOffice_project/</meta:generator>
    <meta:document-statistic meta:table-count="4" meta:cell-count="170" meta:object-count="0"/>
  </office:meta>
</office:document-meta>
</file>